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82f1b" officeooo:paragraph-rsid="00082f1b"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82f1b" officeooo:paragraph-rsid="00082f1b"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d07b0" officeooo:paragraph-rsid="000d07b0"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e8fad" officeooo:paragraph-rsid="000e8fad"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04579" officeooo:paragraph-rsid="00104579"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12daa" officeooo:paragraph-rsid="00112daa"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12daa" officeooo:paragraph-rsid="00112daa" fo:background-color="#ec9ba4"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12daa" officeooo:paragraph-rsid="00112daa" fo:background-color="#81d41a"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45cbf" officeooo:paragraph-rsid="001625bb"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271e0" officeooo:paragraph-rsid="001271e0"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271e0" officeooo:paragraph-rsid="001271e0" fo:background-color="#b4c7dc"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2efd9" officeooo:paragraph-rsid="0012efd9" fo:background-color="#ec9ba4" style:font-size-asian="10.5pt" style:font-size-complex="12pt"/>
    </style:style>
    <style:style style:name="P13" style:family="paragraph" style:parent-style-name="Standard">
      <style:paragraph-properties fo:text-align="start" style:justify-single-word="false" fo:break-before="page"/>
      <style:text-properties fo:font-size="12pt" style:text-underline-style="none" officeooo:rsid="0012efd9" officeooo:paragraph-rsid="0012efd9" fo:background-color="#ec9ba4"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12efd9" officeooo:paragraph-rsid="0012efd9"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173e10" officeooo:paragraph-rsid="00173e10"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145cbf" officeooo:paragraph-rsid="00145cbf"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17c825" officeooo:paragraph-rsid="001d78af"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1d78af" officeooo:paragraph-rsid="001d78af"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17c825" officeooo:paragraph-rsid="0017c825"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188d5e" officeooo:paragraph-rsid="00188d5e" style:font-size-asian="10.5pt" style:font-size-complex="12pt"/>
    </style:style>
    <style:style style:name="P21" style:family="paragraph" style:parent-style-name="Standard">
      <style:paragraph-properties fo:text-align="start" style:justify-single-word="false"/>
      <style:text-properties fo:font-size="12pt" style:text-underline-style="none" officeooo:rsid="00188d5e" officeooo:paragraph-rsid="00188d5e" fo:background-color="#b4c7dc" style:font-size-asian="10.5pt" style:font-size-complex="12pt"/>
    </style:style>
    <style:style style:name="P22" style:family="paragraph" style:parent-style-name="Standard">
      <style:paragraph-properties fo:text-align="start" style:justify-single-word="false"/>
      <style:text-properties fo:font-size="12pt" style:text-underline-style="none" officeooo:rsid="00188d5e" officeooo:paragraph-rsid="00188d5e" fo:background-color="#ffff6d" style:font-size-asian="10.5pt" style:font-size-complex="12pt"/>
    </style:style>
    <style:style style:name="P23" style:family="paragraph" style:parent-style-name="Standard">
      <style:paragraph-properties fo:text-align="start" style:justify-single-word="false"/>
      <style:text-properties fo:font-size="12pt" style:text-underline-style="none" officeooo:rsid="00188d5e" officeooo:paragraph-rsid="00188d5e" fo:background-color="#a1467e"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188d5e" officeooo:paragraph-rsid="00188d5e" fo:background-color="#ff972f" style:font-size-asian="10.5pt" style:font-size-complex="12pt"/>
    </style:style>
    <style:style style:name="P25" style:family="paragraph" style:parent-style-name="Standard">
      <style:paragraph-properties fo:text-align="start" style:justify-single-word="false"/>
      <style:text-properties fo:font-size="12pt" style:text-underline-style="none" officeooo:rsid="001928ab" officeooo:paragraph-rsid="001928ab"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188d5e" officeooo:paragraph-rsid="001928ab" fo:background-color="#b4c7dc" style:font-size-asian="10.5pt" style:font-size-complex="12pt"/>
    </style:style>
    <style:style style:name="P27" style:family="paragraph" style:parent-style-name="Standard">
      <style:paragraph-properties fo:text-align="start" style:justify-single-word="false" fo:break-before="page"/>
      <style:text-properties fo:font-size="12pt" style:text-underline-style="none" officeooo:rsid="00188d5e" officeooo:paragraph-rsid="001928ab" fo:background-color="#b4c7dc"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1928ab" officeooo:paragraph-rsid="001928ab" fo:background-color="transparent"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1928ab" officeooo:paragraph-rsid="001aca2e" fo:background-color="transparent"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188d5e" officeooo:paragraph-rsid="001aca2e" fo:background-color="#ffff6d"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188d5e" officeooo:paragraph-rsid="001aca2e" fo:background-color="#a1467e"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188d5e" officeooo:paragraph-rsid="001aca2e" fo:background-color="#ff972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188d5e" officeooo:paragraph-rsid="001bc3c4" fo:background-color="#afd095"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1bc3c4" officeooo:paragraph-rsid="001bc3c4" fo:background-color="transparent"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1bc3c4" officeooo:paragraph-rsid="001bc3c4" fo:background-color="#00a933"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201049" officeooo:paragraph-rsid="00201049" fo:background-color="transparent"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4a7b8b" officeooo:paragraph-rsid="004a7b8b" fo:background-color="#00a933" style:font-size-asian="10.5pt" style:font-size-complex="12pt"/>
    </style:style>
    <style:style style:name="P38" style:family="paragraph" style:parent-style-name="Standard">
      <style:paragraph-properties fo:text-align="start" style:justify-single-word="false" fo:break-before="page"/>
      <style:text-properties fo:font-size="12pt" style:text-underline-style="none" officeooo:rsid="00188d5e" officeooo:paragraph-rsid="0021adc8" fo:background-color="#a1467e"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188d5e" officeooo:paragraph-rsid="0022aef0" fo:background-color="#ff972f"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22aef0" officeooo:paragraph-rsid="0022aef0" fo:background-color="transparent" style:font-size-asian="10.5pt" style:font-size-complex="12pt"/>
    </style:style>
    <style:style style:name="P41" style:family="paragraph" style:parent-style-name="Standard">
      <style:paragraph-properties fo:text-align="start" style:justify-single-word="false"/>
      <style:text-properties fo:font-size="12pt" style:text-underline-style="none" officeooo:rsid="0027d2c2" officeooo:paragraph-rsid="0027d2c2" fo:background-color="transparent" style:font-size-asian="10.5pt" style:font-size-complex="12pt"/>
    </style:style>
    <style:style style:name="P42" style:family="paragraph" style:parent-style-name="Standard">
      <style:paragraph-properties fo:text-align="start" style:justify-single-word="false"/>
      <style:text-properties fo:font-size="12pt" style:text-underline-style="none" officeooo:rsid="002457d5" officeooo:paragraph-rsid="002457d5" fo:background-color="#bf819e" style:font-size-asian="10.5pt" style:font-size-complex="12pt"/>
    </style:style>
    <style:style style:name="P43" style:family="paragraph" style:parent-style-name="Standard">
      <style:paragraph-properties fo:text-align="start" style:justify-single-word="false"/>
      <style:text-properties fo:font-size="12pt" style:text-underline-style="none" officeooo:rsid="002457d5" officeooo:paragraph-rsid="002457d5" fo:background-color="#ffaa95" style:font-size-asian="10.5pt" style:font-size-complex="12pt"/>
    </style:style>
    <style:style style:name="P44" style:family="paragraph" style:parent-style-name="Standard">
      <style:paragraph-properties fo:text-align="start" style:justify-single-word="false"/>
      <style:text-properties fo:font-size="12pt" style:text-underline-style="none" officeooo:rsid="002457d5" officeooo:paragraph-rsid="002457d5" fo:background-color="#ffffa6" style:font-size-asian="10.5pt" style:font-size-complex="12pt"/>
    </style:style>
    <style:style style:name="P45" style:family="paragraph" style:parent-style-name="Standard">
      <style:paragraph-properties fo:text-align="start" style:justify-single-word="false"/>
      <style:text-properties fo:font-size="12pt" style:text-underline-style="none" officeooo:rsid="002467b7" officeooo:paragraph-rsid="002467b7" fo:background-color="#ffffa6" style:font-size-asian="10.5pt" style:font-size-complex="12pt"/>
    </style:style>
    <style:style style:name="P46" style:family="paragraph" style:parent-style-name="Standard">
      <style:paragraph-properties fo:text-align="start" style:justify-single-word="false" fo:break-before="page"/>
      <style:text-properties fo:font-size="12pt" style:text-underline-style="none" officeooo:rsid="0022aef0" officeooo:paragraph-rsid="002467b7" fo:background-color="#afd095" style:font-size-asian="10.5pt" style:font-size-complex="12pt"/>
    </style:style>
    <style:style style:name="P47" style:family="paragraph" style:parent-style-name="Standard">
      <style:paragraph-properties fo:text-align="start" style:justify-single-word="false"/>
      <style:text-properties fo:font-size="12pt" style:text-underline-style="none" officeooo:rsid="002467b7" officeooo:paragraph-rsid="0027a46a" fo:background-color="transparent" style:font-size-asian="10.5pt" style:font-size-complex="12pt"/>
    </style:style>
    <style:style style:name="P48" style:family="paragraph" style:parent-style-name="Standard">
      <style:paragraph-properties fo:text-align="start" style:justify-single-word="false"/>
      <style:text-properties fo:font-size="12pt" style:text-underline-style="none" officeooo:rsid="0027a46a" officeooo:paragraph-rsid="0027a46a" fo:background-color="transparent" style:font-size-asian="10.5pt" style:font-size-complex="12pt"/>
    </style:style>
    <style:style style:name="P49" style:family="paragraph" style:parent-style-name="Standard">
      <style:paragraph-properties fo:text-align="start" style:justify-single-word="false"/>
      <style:text-properties officeooo:paragraph-rsid="00289d9e"/>
    </style:style>
    <style:style style:name="P50" style:family="paragraph" style:parent-style-name="Standard">
      <style:paragraph-properties fo:text-align="start" style:justify-single-word="false"/>
      <style:text-properties officeooo:rsid="00289d9e" officeooo:paragraph-rsid="00289d9e"/>
    </style:style>
    <style:style style:name="P51" style:family="paragraph" style:parent-style-name="Standard">
      <style:paragraph-properties fo:text-align="start" style:justify-single-word="false"/>
      <style:text-properties officeooo:rsid="00289d9e" officeooo:paragraph-rsid="00289d9e" fo:background-color="#00a933"/>
    </style:style>
    <style:style style:name="P52" style:family="paragraph" style:parent-style-name="Standard">
      <style:paragraph-properties fo:text-align="start" style:justify-single-word="false"/>
      <style:text-properties fo:font-size="12pt" style:text-underline-style="none" officeooo:rsid="0022aef0" officeooo:paragraph-rsid="0029f1e6" fo:background-color="#b4c7dc" style:font-size-asian="10.5pt" style:font-size-complex="12pt"/>
    </style:style>
    <style:style style:name="P53" style:family="paragraph" style:parent-style-name="Standard">
      <style:paragraph-properties fo:text-align="start" style:justify-single-word="false"/>
      <style:text-properties fo:font-size="12pt" style:text-underline-style="none" officeooo:rsid="002467b7" officeooo:paragraph-rsid="0029f1e6" fo:background-color="transparent" style:font-size-asian="10.5pt" style:font-size-complex="12pt"/>
    </style:style>
    <style:style style:name="P54" style:family="paragraph" style:parent-style-name="Standard">
      <style:paragraph-properties fo:text-align="start" style:justify-single-word="false"/>
      <style:text-properties fo:font-size="12pt" style:text-underline-style="none" officeooo:rsid="002c4793" officeooo:paragraph-rsid="002c4793" fo:background-color="transparent" style:font-size-asian="10.5pt" style:font-size-complex="12pt"/>
    </style:style>
    <style:style style:name="P55" style:family="paragraph" style:parent-style-name="Standard">
      <style:paragraph-properties fo:text-align="start" style:justify-single-word="false"/>
      <style:text-properties fo:font-size="12pt" style:text-underline-style="none" officeooo:rsid="002c4f73" officeooo:paragraph-rsid="002c4f73" fo:background-color="transparent" style:font-size-asian="10.5pt" style:font-size-complex="12pt"/>
    </style:style>
    <style:style style:name="P56" style:family="paragraph" style:parent-style-name="Standard">
      <style:paragraph-properties fo:text-align="start" style:justify-single-word="false"/>
      <style:text-properties fo:font-size="12pt" style:text-underline-style="none" officeooo:rsid="002cd5c9" officeooo:paragraph-rsid="002e68dd" fo:background-color="transparent" style:font-size-asian="10.5pt" style:font-size-complex="12pt"/>
    </style:style>
    <style:style style:name="P57" style:family="paragraph" style:parent-style-name="Standard">
      <style:paragraph-properties fo:text-align="start" style:justify-single-word="false" fo:break-before="page"/>
      <style:text-properties fo:font-size="12pt" style:text-underline-style="none" officeooo:rsid="002cd5c9" officeooo:paragraph-rsid="002e68dd" fo:background-color="transparent" style:font-size-asian="10.5pt" style:font-size-complex="12pt"/>
    </style:style>
    <style:style style:name="P58" style:family="paragraph" style:parent-style-name="Standard">
      <style:paragraph-properties fo:text-align="start" style:justify-single-word="false"/>
      <style:text-properties fo:font-size="12pt" style:text-underline-style="none" officeooo:rsid="002f8998" officeooo:paragraph-rsid="002f8998" fo:background-color="transparent" style:font-size-asian="10.5pt" style:font-size-complex="12pt"/>
    </style:style>
    <style:style style:name="P59" style:family="paragraph" style:parent-style-name="Standard">
      <style:paragraph-properties fo:text-align="start" style:justify-single-word="false"/>
      <style:text-properties officeooo:rsid="00289d9e" officeooo:paragraph-rsid="002ff7ed"/>
    </style:style>
    <style:style style:name="P60" style:family="paragraph" style:parent-style-name="Standard">
      <style:paragraph-properties fo:text-align="start" style:justify-single-word="false"/>
      <style:text-properties officeooo:paragraph-rsid="002ff7ed"/>
    </style:style>
    <style:style style:name="P61" style:family="paragraph" style:parent-style-name="Standard">
      <style:paragraph-properties fo:text-align="start" style:justify-single-word="false"/>
      <style:text-properties fo:font-size="12pt" style:text-underline-style="none" officeooo:rsid="002ff7ed" officeooo:paragraph-rsid="002ff7ed" fo:background-color="#00a933" style:font-size-asian="10.5pt" style:font-size-complex="12pt"/>
    </style:style>
    <style:style style:name="P62" style:family="paragraph" style:parent-style-name="Standard">
      <style:paragraph-properties fo:text-align="start" style:justify-single-word="false"/>
      <style:text-properties fo:font-size="12pt" style:text-underline-style="none" officeooo:rsid="002ff7ed" officeooo:paragraph-rsid="002ff7ed" fo:background-color="transparent" style:font-size-asian="10.5pt" style:font-size-complex="12pt"/>
    </style:style>
    <style:style style:name="P63" style:family="paragraph" style:parent-style-name="Standard">
      <style:paragraph-properties fo:text-align="start" style:justify-single-word="false"/>
      <style:text-properties fo:font-size="12pt" style:text-underline-style="none" officeooo:rsid="002457d5" officeooo:paragraph-rsid="00317af0" fo:background-color="#bf819e" style:font-size-asian="10.5pt" style:font-size-complex="12pt"/>
    </style:style>
    <style:style style:name="P64" style:family="paragraph" style:parent-style-name="Standard">
      <style:paragraph-properties fo:text-align="start" style:justify-single-word="false"/>
      <style:text-properties fo:font-size="12pt" style:text-underline-style="none" officeooo:rsid="0034f1c1" officeooo:paragraph-rsid="0034f1c1" fo:background-color="transparent" style:font-size-asian="10.5pt" style:font-size-complex="12pt"/>
    </style:style>
    <style:style style:name="P65" style:family="paragraph" style:parent-style-name="Standard">
      <style:paragraph-properties fo:text-align="start" style:justify-single-word="false"/>
      <style:text-properties fo:font-size="12pt" fo:font-style="normal" style:text-underline-style="none" officeooo:rsid="0039c709" officeooo:paragraph-rsid="0034f1c1" fo:background-color="transparent" style:font-size-asian="10.5pt" style:font-style-asian="normal" style:font-size-complex="12pt" style:font-style-complex="normal"/>
    </style:style>
    <style:style style:name="P66" style:family="paragraph" style:parent-style-name="Standard">
      <style:paragraph-properties fo:text-align="start" style:justify-single-word="false"/>
      <style:text-properties fo:font-size="12pt" fo:font-style="normal" style:text-underline-style="none" officeooo:rsid="0039c709" officeooo:paragraph-rsid="0039c709" fo:background-color="transparent" style:font-size-asian="10.5pt" style:font-style-asian="normal" style:font-size-complex="12pt" style:font-style-complex="normal"/>
    </style:style>
    <style:style style:name="P67" style:family="paragraph" style:parent-style-name="Standard">
      <style:paragraph-properties fo:text-align="start" style:justify-single-word="false" fo:break-before="page"/>
      <style:text-properties fo:font-size="12pt" fo:font-style="normal" style:text-underline-style="none" officeooo:rsid="003b6a2d" officeooo:paragraph-rsid="003b6a2d" fo:background-color="transparent" style:font-size-asian="10.5pt" style:font-style-asian="normal" style:font-size-complex="12pt" style:font-style-complex="normal"/>
    </style:style>
    <style:style style:name="P68" style:family="paragraph" style:parent-style-name="Standard">
      <style:paragraph-properties fo:text-align="start" style:justify-single-word="false"/>
      <style:text-properties fo:font-size="12pt" fo:font-style="normal" style:text-underline-style="none" officeooo:rsid="003b6a2d" officeooo:paragraph-rsid="003b6a2d" fo:background-color="transparent" style:font-size-asian="10.5pt" style:font-style-asian="normal" style:font-size-complex="12pt" style:font-style-complex="normal"/>
    </style:style>
    <style:style style:name="P69" style:family="paragraph" style:parent-style-name="Standard">
      <style:paragraph-properties fo:text-align="start" style:justify-single-word="false"/>
      <style:text-properties fo:font-size="12pt" fo:font-style="normal" style:text-underline-style="none" officeooo:rsid="003eeaa3" officeooo:paragraph-rsid="003eeaa3" fo:background-color="transparent" style:font-size-asian="10.5pt" style:font-style-asian="normal" style:font-size-complex="12pt" style:font-style-complex="normal"/>
    </style:style>
    <style:style style:name="P70" style:family="paragraph" style:parent-style-name="Standard">
      <style:paragraph-properties fo:text-align="start" style:justify-single-word="false" fo:break-before="page"/>
      <style:text-properties fo:font-size="12pt" fo:font-style="normal" style:text-underline-style="none" officeooo:rsid="003eeaa3" officeooo:paragraph-rsid="003eeaa3" fo:background-color="transparent" style:font-size-asian="10.5pt" style:font-style-asian="normal" style:font-size-complex="12pt" style:font-style-complex="normal"/>
    </style:style>
    <style:style style:name="P71" style:family="paragraph" style:parent-style-name="Standard">
      <style:paragraph-properties fo:text-align="start" style:justify-single-word="false"/>
      <style:text-properties fo:font-size="12pt" fo:font-style="normal" style:text-underline-style="none" officeooo:rsid="0041ca67" officeooo:paragraph-rsid="0041ca67" fo:background-color="#00a933" style:font-size-asian="10.5pt" style:font-style-asian="normal" style:font-size-complex="12pt" style:font-style-complex="normal"/>
    </style:style>
    <style:style style:name="P72" style:family="paragraph" style:parent-style-name="Standard">
      <style:paragraph-properties fo:text-align="start" style:justify-single-word="false"/>
      <style:text-properties fo:font-size="12pt" fo:font-style="normal" style:text-underline-style="none" officeooo:rsid="0041ca67" officeooo:paragraph-rsid="0041ca67" fo:background-color="transparent" style:font-size-asian="10.5pt" style:font-style-asian="normal" style:font-size-complex="12pt" style:font-style-complex="normal"/>
    </style:style>
    <style:style style:name="P73" style:family="paragraph" style:parent-style-name="Standard">
      <style:paragraph-properties fo:text-align="start" style:justify-single-word="false"/>
      <style:text-properties fo:font-size="12pt" style:text-underline-style="none" officeooo:rsid="002457d5" officeooo:paragraph-rsid="004235da" fo:background-color="#ffaa95" style:font-size-asian="10.5pt" style:font-size-complex="12pt"/>
    </style:style>
    <style:style style:name="P74" style:family="paragraph" style:parent-style-name="Standard">
      <style:paragraph-properties fo:text-align="start" style:justify-single-word="false"/>
      <style:text-properties fo:font-size="12pt" style:text-underline-style="none" officeooo:rsid="004365cf" officeooo:paragraph-rsid="004365cf" fo:background-color="transparent" style:font-size-asian="10.5pt" style:font-size-complex="12pt"/>
    </style:style>
    <style:style style:name="P75" style:family="paragraph" style:parent-style-name="Standard">
      <style:paragraph-properties fo:text-align="start" style:justify-single-word="false"/>
      <style:text-properties fo:font-size="12pt" style:text-underline-style="none" officeooo:rsid="0044d292" officeooo:paragraph-rsid="0044d292" fo:background-color="transparent" style:font-size-asian="10.5pt" style:font-size-complex="12pt"/>
    </style:style>
    <style:style style:name="P76" style:family="paragraph" style:parent-style-name="Standard">
      <style:paragraph-properties fo:text-align="start" style:justify-single-word="false"/>
      <style:text-properties fo:font-size="12pt" style:text-underline-style="none" officeooo:rsid="0045521a" officeooo:paragraph-rsid="0045521a" fo:background-color="transparent" style:font-size-asian="10.5pt" style:font-size-complex="12pt"/>
    </style:style>
    <style:style style:name="P77" style:family="paragraph" style:parent-style-name="Standard">
      <style:paragraph-properties fo:text-align="start" style:justify-single-word="false" fo:break-before="page"/>
      <style:text-properties fo:font-size="12pt" style:text-underline-style="none" officeooo:rsid="0045521a" officeooo:paragraph-rsid="0045521a" fo:background-color="transparent" style:font-size-asian="10.5pt" style:font-size-complex="12pt"/>
    </style:style>
    <style:style style:name="P78" style:family="paragraph" style:parent-style-name="Standard">
      <style:paragraph-properties fo:text-align="start" style:justify-single-word="false"/>
      <style:text-properties fo:font-size="12pt" style:text-underline-style="none" officeooo:rsid="0045521a" officeooo:paragraph-rsid="0045521a" fo:background-color="#ff0000" style:font-size-asian="10.5pt" style:font-size-complex="12pt"/>
    </style:style>
    <style:style style:name="P79" style:family="paragraph" style:parent-style-name="Standard">
      <style:paragraph-properties fo:text-align="start" style:justify-single-word="false"/>
      <style:text-properties fo:font-size="12pt" style:text-underline-style="none" officeooo:rsid="002457d5" officeooo:paragraph-rsid="0047e6a2" fo:background-color="#ffffa6" style:font-size-asian="10.5pt" style:font-size-complex="12pt"/>
    </style:style>
    <style:style style:name="P80" style:family="paragraph" style:parent-style-name="Standard">
      <style:paragraph-properties fo:text-align="start" style:justify-single-word="false"/>
      <style:text-properties fo:font-size="12pt" style:text-underline-style="none" officeooo:rsid="0047e6a2" officeooo:paragraph-rsid="0047e6a2" fo:background-color="transparent" style:font-size-asian="10.5pt" style:font-size-complex="12pt"/>
    </style:style>
    <style:style style:name="P81" style:family="paragraph" style:parent-style-name="Standard">
      <style:paragraph-properties fo:text-align="start" style:justify-single-word="false"/>
      <style:text-properties fo:font-size="12pt" style:text-underline-style="none" officeooo:rsid="0049dd4f" officeooo:paragraph-rsid="0049dd4f" fo:background-color="#00a933" style:font-size-asian="10.5pt" style:font-size-complex="12pt"/>
    </style:style>
    <style:style style:name="P82" style:family="paragraph" style:parent-style-name="Standard">
      <style:paragraph-properties fo:text-align="start" style:justify-single-word="false" fo:break-before="page"/>
      <style:text-properties fo:font-size="12pt" style:text-underline-style="none" officeooo:rsid="004ad1be" officeooo:paragraph-rsid="004ad1be" fo:background-color="#00a933" style:font-size-asian="10.5pt" style:font-size-complex="12pt"/>
    </style:style>
    <style:style style:name="P83" style:family="paragraph" style:parent-style-name="Standard">
      <style:paragraph-properties fo:text-align="start" style:justify-single-word="false"/>
      <style:text-properties fo:font-size="12pt" style:text-underline-style="none" officeooo:rsid="004d3eaa" officeooo:paragraph-rsid="004d3eaa" fo:background-color="transparent" style:font-size-asian="10.5pt" style:font-size-complex="12pt"/>
    </style:style>
    <style:style style:name="P84" style:family="paragraph" style:parent-style-name="Standard">
      <style:paragraph-properties fo:text-align="start" style:justify-single-word="false"/>
      <style:text-properties fo:font-size="12pt" style:text-underline-style="none" officeooo:rsid="004e695a" officeooo:paragraph-rsid="004e695a" fo:background-color="transparent" style:font-size-asian="10.5pt" style:font-size-complex="12pt"/>
    </style:style>
    <style:style style:name="P85" style:family="paragraph" style:parent-style-name="Standard">
      <style:paragraph-properties fo:text-align="start" style:justify-single-word="false"/>
      <style:text-properties fo:font-size="12pt" style:text-underline-style="none" officeooo:rsid="004ad1be" officeooo:paragraph-rsid="004ad1be" fo:background-color="#00a933" style:font-size-asian="10.5pt" style:font-size-complex="12pt"/>
    </style:style>
    <style:style style:name="P86" style:family="paragraph" style:parent-style-name="Standard">
      <style:paragraph-properties fo:text-align="start" style:justify-single-word="false"/>
      <style:text-properties fo:font-size="12pt" style:text-underline-style="none" officeooo:rsid="004baa2a" officeooo:paragraph-rsid="004baa2a" fo:background-color="#ff0000" style:font-size-asian="10.5pt" style:font-size-complex="12pt"/>
    </style:style>
    <style:style style:name="P87" style:family="paragraph" style:parent-style-name="Standard">
      <style:paragraph-properties fo:text-align="start" style:justify-single-word="false"/>
      <style:text-properties fo:font-size="12pt" style:text-underline-style="none" officeooo:rsid="004e695a" officeooo:paragraph-rsid="00523699" fo:background-color="transparent" style:font-size-asian="10.5pt" style:font-size-complex="12pt"/>
    </style:style>
    <style:style style:name="P88" style:family="paragraph" style:parent-style-name="Standard">
      <style:paragraph-properties fo:text-align="start" style:justify-single-word="false"/>
      <style:text-properties fo:font-size="12pt" style:text-underline-style="none" officeooo:rsid="004d3eaa" officeooo:paragraph-rsid="00523699" fo:background-color="transparent" style:font-size-asian="10.5pt" style:font-size-complex="12pt"/>
    </style:style>
    <style:style style:name="P89" style:family="paragraph" style:parent-style-name="Standard">
      <style:paragraph-properties fo:text-align="start" style:justify-single-word="false"/>
      <style:text-properties fo:font-size="12pt" style:text-underline-style="none" officeooo:rsid="00523699" officeooo:paragraph-rsid="00538dfb" fo:background-color="transparent" style:font-size-asian="10.5pt" style:font-size-complex="12pt"/>
    </style:style>
    <style:style style:name="P90" style:family="paragraph" style:parent-style-name="Standard">
      <style:paragraph-properties fo:text-align="start" style:justify-single-word="false"/>
      <style:text-properties fo:font-size="12pt" style:text-underline-style="none" officeooo:rsid="00523699" officeooo:paragraph-rsid="00523699" fo:background-color="transparent" style:font-size-asian="10.5pt" style:font-size-complex="12pt"/>
    </style:style>
    <style:style style:name="P91" style:family="paragraph" style:parent-style-name="Standard">
      <style:paragraph-properties fo:text-align="start" style:justify-single-word="false"/>
      <style:text-properties fo:font-size="12pt" style:text-underline-style="none" officeooo:rsid="005508c7" officeooo:paragraph-rsid="005508c7" fo:background-color="transparent" style:font-size-asian="10.5pt" style:font-size-complex="12pt"/>
    </style:style>
    <style:style style:name="P92" style:family="paragraph" style:parent-style-name="Standard">
      <style:paragraph-properties fo:text-align="start" style:justify-single-word="false"/>
      <style:text-properties fo:font-size="12pt" style:text-underline-style="none" officeooo:rsid="0056c47c" officeooo:paragraph-rsid="0056c47c" fo:background-color="transparent" style:font-size-asian="10.5pt" style:font-size-complex="12pt"/>
    </style:style>
    <style:style style:name="P93" style:family="paragraph" style:parent-style-name="Standard">
      <style:paragraph-properties fo:text-align="start" style:justify-single-word="false" fo:break-before="page"/>
      <style:text-properties fo:font-size="12pt" style:text-underline-style="none" officeooo:rsid="0058bfbc" officeooo:paragraph-rsid="0058bfbc" fo:background-color="transparent" style:font-size-asian="10.5pt" style:font-size-complex="12pt"/>
    </style:style>
    <style:style style:name="P94" style:family="paragraph" style:parent-style-name="Standard">
      <style:paragraph-properties fo:text-align="start" style:justify-single-word="false"/>
      <style:text-properties fo:font-size="12pt" style:text-underline-style="none" officeooo:rsid="0058bfbc" officeooo:paragraph-rsid="0058bfbc" fo:background-color="transparent" style:font-size-asian="10.5pt" style:font-size-complex="12pt"/>
    </style:style>
    <style:style style:name="T1" style:family="text">
      <style:text-properties officeooo:rsid="000e8fad"/>
    </style:style>
    <style:style style:name="T2" style:family="text">
      <style:text-properties officeooo:rsid="00112daa"/>
    </style:style>
    <style:style style:name="T3" style:family="text">
      <style:text-properties fo:background-color="#81d41a" loext:char-shading-value="0"/>
    </style:style>
    <style:style style:name="T4" style:family="text">
      <style:text-properties fo:background-color="#b4c7dc" loext:char-shading-value="0"/>
    </style:style>
    <style:style style:name="T5" style:family="text">
      <style:text-properties officeooo:rsid="0012efd9"/>
    </style:style>
    <style:style style:name="T6" style:family="text">
      <style:text-properties officeooo:rsid="00173e10"/>
    </style:style>
    <style:style style:name="T7" style:family="text">
      <style:text-properties fo:font-size="12pt" style:text-underline-style="none" officeooo:rsid="0012efd9" style:font-size-asian="10.5pt" style:font-size-complex="12pt"/>
    </style:style>
    <style:style style:name="T8" style:family="text">
      <style:text-properties officeooo:rsid="00188d5e"/>
    </style:style>
    <style:style style:name="T9" style:family="text">
      <style:text-properties fo:background-color="#afd095" loext:char-shading-value="0"/>
    </style:style>
    <style:style style:name="T10" style:family="text">
      <style:text-properties officeooo:rsid="001928ab"/>
    </style:style>
    <style:style style:name="T11" style:family="text">
      <style:text-properties officeooo:rsid="001aca2e"/>
    </style:style>
    <style:style style:name="T12" style:family="text">
      <style:text-properties officeooo:rsid="004a7b8b"/>
    </style:style>
    <style:style style:name="T13" style:family="text">
      <style:text-properties officeooo:rsid="00188d5e" fo:background-color="#ffff6d" loext:char-shading-value="0"/>
    </style:style>
    <style:style style:name="T14" style:family="text">
      <style:text-properties officeooo:rsid="0022aef0"/>
    </style:style>
    <style:style style:name="T15" style:family="text">
      <style:text-properties officeooo:rsid="002610d7"/>
    </style:style>
    <style:style style:name="T16" style:family="text">
      <style:text-properties officeooo:rsid="0027a46a"/>
    </style:style>
    <style:style style:name="T17" style:family="text">
      <style:text-properties officeooo:rsid="0027d2c2"/>
    </style:style>
    <style:style style:name="T18" style:family="text">
      <style:text-properties officeooo:rsid="00289d9e"/>
    </style:style>
    <style:style style:name="T19" style:family="text">
      <style:text-properties officeooo:rsid="0029f1e6"/>
    </style:style>
    <style:style style:name="T20" style:family="text">
      <style:text-properties officeooo:rsid="002c4793"/>
    </style:style>
    <style:style style:name="T21" style:family="text">
      <style:text-properties officeooo:rsid="002c4f73"/>
    </style:style>
    <style:style style:name="T22" style:family="text">
      <style:text-properties officeooo:rsid="002cd5c9"/>
    </style:style>
    <style:style style:name="T23" style:family="text">
      <style:text-properties officeooo:rsid="002e68dd"/>
    </style:style>
    <style:style style:name="T24" style:family="text">
      <style:text-properties officeooo:rsid="002f8998"/>
    </style:style>
    <style:style style:name="T25" style:family="text">
      <style:text-properties officeooo:rsid="002ff7ed"/>
    </style:style>
    <style:style style:name="T26" style:family="text">
      <style:text-properties fo:font-style="normal" style:font-style-asian="normal" style:font-style-complex="normal"/>
    </style:style>
    <style:style style:name="T27" style:family="text">
      <style:text-properties fo:font-style="normal" officeooo:rsid="00360b0f" style:font-style-asian="normal" style:font-style-complex="normal"/>
    </style:style>
    <style:style style:name="T28" style:family="text">
      <style:text-properties fo:font-style="normal" officeooo:rsid="0039c709" style:font-style-asian="normal" style:font-style-complex="normal"/>
    </style:style>
    <style:style style:name="T29" style:family="text">
      <style:text-properties officeooo:rsid="003b6a2d"/>
    </style:style>
    <style:style style:name="T30" style:family="text">
      <style:text-properties officeooo:rsid="003d02b4"/>
    </style:style>
    <style:style style:name="T31" style:family="text">
      <style:text-properties officeooo:rsid="003eeaa3"/>
    </style:style>
    <style:style style:name="T32" style:family="text">
      <style:text-properties officeooo:rsid="0040868a"/>
    </style:style>
    <style:style style:name="T33" style:family="text">
      <style:text-properties officeooo:rsid="0041ca67"/>
    </style:style>
    <style:style style:name="T34" style:family="text">
      <style:text-properties officeooo:rsid="0043e3e3"/>
    </style:style>
    <style:style style:name="T35" style:family="text">
      <style:text-properties officeooo:rsid="0045521a"/>
    </style:style>
    <style:style style:name="T36" style:family="text">
      <style:text-properties officeooo:rsid="0049dd4f"/>
    </style:style>
    <style:style style:name="T37" style:family="text">
      <style:text-properties officeooo:rsid="004e695a"/>
    </style:style>
    <style:style style:name="T38" style:family="text">
      <style:text-properties officeooo:rsid="00503aa5"/>
    </style:style>
    <style:style style:name="T39" style:family="text">
      <style:text-properties officeooo:rsid="00523699"/>
    </style:style>
    <style:style style:name="T40" style:family="text">
      <style:text-properties officeooo:rsid="004d3eaa"/>
    </style:style>
    <style:style style:name="T41" style:family="text">
      <style:text-properties fo:font-size="12pt" style:text-underline-style="none" officeooo:rsid="004d3eaa" fo:background-color="transparent" loext:char-shading-value="0" style:font-size-asian="10.5pt" style:font-size-complex="12pt"/>
    </style:style>
    <style:style style:name="T42" style:family="text">
      <style:text-properties fo:font-size="12pt" style:text-underline-style="none" officeooo:rsid="004e695a" fo:background-color="transparent" loext:char-shading-value="0" style:font-size-asian="10.5pt" style:font-size-complex="12pt"/>
    </style:style>
    <style:style style:name="T43" style:family="text">
      <style:text-properties officeooo:rsid="00524ca2"/>
    </style:style>
    <style:style style:name="T44" style:family="text">
      <style:text-properties officeooo:rsid="0056c4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ore Intro</text:p>
      <text:p text:style-name="P2"/>
      <text:p text:style-name="P3">Taking off into the sky is breath-taking, another part of core-world life you’re yet to adjust to. From inside the car, you can see hundreds, if not thousands of other cars forming lines of airborne traffic, navigating their way like a nest of busy bees trying to keep their hive together in the morning sun. Looking around, you can see there’s a clear distinction between the layers of this world, none of these cars seem to be descending at all to the ground floor of the planet. Come to think of it, you’ve been here for about a month now, and you’ve only ever seen the middle layer, since all the buildings are connected with large walkable high-ways it’s easy enough to treat this layer as a world in enough of itself. The ride only lasts a few minutes before you’re taken behind a building on this same middle layer, and docking into another large garage hanger that seals itself behind you, letting you all step out onto the concrete floor of the <text:span text:style-name="T1">Hanger.</text:span></text:p>
      <text:p text:style-name="P3"/>
      <text:p text:style-name="P4">Stepping out, it’s fairly empty except for some bolted down cabinets just like Wyrld’s garage, the only notable difference 2 distinct doors – one on a shorter wall and one on a longer one. Wyrld hands Wylatt a key, telling him to go through the door on the smaller wall on the side, before turning to you.</text:p>
      <text:p text:style-name="P4"/>
      <text:p text:style-name="P4">“Well darlin’, there’s a couple things we need done ‘ere first! My son will start bringing in some of the boxes from storage that we had shipped in the other night, and you’ll be helping me set up th’ front!”</text:p>
      <text:p text:style-name="P4"/>
      <text:p text:style-name="P4">Her smile beams, despite the work ahead she seems about to burst with energy – and it’s hard to not feel some of that excitement too. She reaches out a hand, ready for you to take.<text:line-break/><text:line-break/>“C’mon now! Don’t just stand there, let’s go~”<text:line-break/><text:line-break/>[Take Hand] [Just follow]</text:p>
      <text:p text:style-name="P4"/>
      <text:p text:style-name="P4">If take hand: Her ocean blue hand is soft against yours. Slimey wouldn’t be the right word for it, as the surface tension of her body doesn’t leave your hand gooey in any way – but it’s gentle, like holding a stable body of water. Hand in hand, you walk on into the newly renovated store.</text:p>
      <text:p text:style-name="P4"/>
      <text:p text:style-name="P4">If just follow: Embarrased by the gesture you shake your head slightly and take the lead through the door instead, egging her on a little to not be a slow poke.</text:p>
      <text:p text:style-name="P4"/>
      <text:p text:style-name="P4">Both:</text:p>
      <text:p text:style-name="P4"/>
      <text:p text:style-name="P5">Stepping inside reveals just how wonderful these renovations were. Where once was a store with shabby walls and floors, now stands a clean storefront you’d find in a high class retail environment. There walls themselves seemed to be lined with white tiling, contrasting nicely with the inky black stained wooden flooring. You stand behind the desk on entry, made of what seems to be the same wood as the floor but with a classy white marbel top where a register sits. <text:s/>On either side of the large desk are 2 glass cabinets which look fancier than the rest of the shelves on display. The other shelves are split into 2 catagories, sleek white metal shelves embedded into the walls and large white shelf racks are spaced throughout the main floor. There are two doors behind the counter, the one you just came through, and another that must lead to the storage room allowing quick access. On the opposite side, is the main entrance that leads out to the middle layer of <text:span text:style-name="T2">city – visible through large glass double doors.</text:span></text:p>
      <text:p text:style-name="P5"/>
      <text:p text:style-name="P6"/>
      <text:p text:style-name="P6"><text:soft-page-break/>Wyrld’s eyes light up looking around the room, that happiness from before pales in comparison to just how ecstatic she is now. You worry if she’ll explode into goo. She focuses herself as Wylatt walks into the room carrying some heavy boxes, despite his bottom heavy build he manages to carry more than you would think a femboy reasonably could and sets them down in the middle of the floor. He gives you both a short nod and heads back into the storage, leaving you and Wyrld to begin unpacking…</text:p>
      <text:p text:style-name="P6"/>
      <text:p text:style-name="P6">And so you two begin, opening up the first box – you’re greeted with a variety of butt plugs and lube. You blush a little, and Wyrld teases you for it<text:line-break/><text:line-break/>“Don’t go getting’ all shy now! You’re gonna have to sell these too y’know? Or are you thinking of taking one home with you?~”<text:line-break/><text:line-break/><text:span text:style-name="T3">[No!] Hover: I… I wouldn’t dream of it!</text:span><text:line-break/><text:span text:style-name="T4">[Possibly…] Hover: Well… It could be useful to have some toys at home...</text:span></text:p>
      <text:p text:style-name="P7">[You.] Hover: I was wondering if we could try some of these out together?</text:p>
      <text:p text:style-name="P6"/>
      <text:p text:style-name="P8">If No!:</text:p>
      <text:p text:style-name="P6">You protest, denying any sort of lewd thoughts! Wyld laughs a little, but doesn’t push you any further<text:line-break/><text:line-break/>“Whatever y’say cutie! Just make sure y’ don’t go being too standoffish around the clients! Not sayin’ fuck everyone who comes in either, ‘course~”<text:line-break/><text:line-break/>Respectfully you nod, what she’s saying makes sense. You push away any embarrasing thoughts cropping to the top of your mind and begin to unpack…</text:p>
      <text:p text:style-name="P6"/>
      <text:p text:style-name="P9">[Next]</text:p>
      <text:p text:style-name="P10"/>
      <text:p text:style-name="P11">If Possibly…</text:p>
      <text:p text:style-name="P10">You wonder out loud if it’d be useful to have stuff like this at home… You don’t really have much experience yet, and it might be nice to explore.</text:p>
      <text:p text:style-name="P10"/>
      <text:p text:style-name="P10">Smiling, wryld opens up to you</text:p>
      <text:p text:style-name="P10"/>
      <text:p text:style-name="P10">“Of ‘course cutie! You’ll have to pay for things as anybody else would but you will get a discount naturally since you work here. And… You’re more than right! It’s okay to take time and explore yourself, healthy even for a growing {if male: boy | if female: girl | if neutral: little bean} like you. Besides, if you need any help or demonstrations you can always come to me~ Not to brag but… I’m kind of an expert!”</text:p>
      <text:p text:style-name="P10"/>
      <text:p text:style-name="P10">There’s a proud look to her as she talks to you, she really is an expert – why else would she open a business like this? You wonder if you might be able to take her up on that offer later. <text:span text:style-name="T5">For now, you get back to the task at hand.</text:span></text:p>
      <text:p text:style-name="P10"/>
      <text:p text:style-name="P10"><text:s/><text:span text:style-name="T6">+ 10 Lust</text:span></text:p>
      <text:p text:style-name="P10"/>
      <text:p text:style-name="P9">[Next]</text:p>
      <text:p text:style-name="P10"/>
      <text:p text:style-name="P12"/>
      <text:p text:style-name="P13">If You.</text:p>
      <text:p text:style-name="P14">You take on a flirty tone, and ask her if you could try some of this stuff at home with her.</text:p>
      <text:p text:style-name="P14"><text:span text:style-name="T7"/></text:p>
      <text:p text:style-name="P14">Wyrld’s already blue cheeks blush a slightly deeper shade. She’s probably heard this stuff countless times from customers, but you can tell she wasn’t expecting that to come from you. <text:line-break/><text:line-break/>“Well I’ll be, someone’s gettin’ confident now aren’t we? If you do a good job here cutie, I might just be able to give you a demonstration..~ Y’know… For educational purposes of course!<text:line-break/><text:line-break/>She laughs playfully, clearly enticed by your comment, but for now gets back to work.</text:p>
      <text:p text:style-name="P14"/>
      <text:p text:style-name="P15">+ 10 Lust</text:p>
      <text:p text:style-name="P14"/>
      <text:p text:style-name="P16">[Next]</text:p>
      <text:p text:style-name="P16"/>
      <text:p text:style-name="P17">Having helped line the shelves with plenty of toys of different sizes and shapes, you decide to go check on Wylatt and see how he’s managing the shelves.</text:p>
      <text:p text:style-name="P17"/>
      <text:p text:style-name="P18">You let Wyrld know and she gives you the go ahead.</text:p>
      <text:p text:style-name="P17"/>
      <text:p text:style-name="P17">Stepping on into the storage, it’s lit pretty well, but has a cold warehouse sort of feel with shelves lined with lots of boxes and stock for the future. <text:span text:style-name="T8">The shelves stack high enough that even our tall femboy seems to need a ladder to get to the top shelf – you see him struggling to reach for something and call out to him. It startles the the femboy and he starts to fall!</text:span></text:p>
      <text:p text:style-name="P19"/>
      <text:p text:style-name="P20"><text:span text:style-name="T4">[Save him]</text:span> <text:span text:style-name="T9">[Just watch]</text:span></text:p>
      <text:p text:style-name="P20"/>
      <text:p text:style-name="P21">Save Him: If playerAgility &gt;= 14</text:p>
      <text:p text:style-name="P20">You’re quick on your feet, and you manage to catch up and stabilise the ladder, letting Wylatt catch his balance.</text:p>
      <text:p text:style-name="P20"/>
      <text:p text:style-name="P20">“Thank you! I’d be in a bit of trouble if it weren’t for you!”</text:p>
      <text:p text:style-name="P20"/>
      <text:p text:style-name="P20">He smiles down at you before reaching back for the package on the top shelf – giving you a good look of his incredibly plush backside. It’s not too long before he gets a good grasp of it with one arm and climbs down the ladder, placing the box on the floor for the moment. He turns to you, smiling bashfully.<text:line-break/><text:line-break/>“Really… Thank you {playerName}. I could’ve gotten pretty badly hurt if you weren’t here just now. I don’t really have many credits on me right now but, surely there’s some way I can pay you back?”</text:p>
      <text:p text:style-name="P22">[Credits]: Hover – We’ll both get credits later, just some of your share is fine.</text:p>
      <text:p text:style-name="P23">[Don’t worry]: Hover – Don’t worry about it, I’m just happy to help Wylatt!</text:p>
      <text:p text:style-name="P24">[“Help”]: Hover – <text:span text:style-name="T10">Well… If you don’t mind… You’re really cute, maybe you can help me out here..?</text:span></text:p>
      <text:p text:style-name="P25"/>
      <text:p text:style-name="P26"/>
      <text:p text:style-name="P27">Save Him: If playerAgility &lt; 14</text:p>
      <text:p text:style-name="P28">You’re not quite fast enough, as you reach for the ladder it’s already too late! It collapses, but you manage to save Wylatt… Or at least you break his fall. The ladder scatters to the side, and atop of you is Wylatt who is unintentionally pinning you to the floor with his cushy rump resting right in front of your face.</text:p>
      <text:p text:style-name="P28"/>
      <text:p text:style-name="P28">- 5 HP</text:p>
      <text:p text:style-name="P28">+ 10 Lust</text:p>
      <text:p text:style-name="P28"/>
      <text:p text:style-name="P28">Seems his face is down the other end, and when he realises he’s quick to try and scramble back to his feet, offering you a hand to help you up. Once you’re both on your feet, he scratches the back of his head, eyes darting away from you from embarrasment. <text:span text:style-name="T11">Luckily, seems the box he was looking for landed off to the side too.</text:span></text:p>
      <text:p text:style-name="P28"/>
      <text:p text:style-name="P29">“<text:span text:style-name="T8">Thank you {playerName}. I could’ve gotten pretty badly hurt if you weren’t here just now. I don’t really have many credits on me right now but, surely there’s some way I can pay you back?”</text:span></text:p>
      <text:p text:style-name="P29"/>
      <text:p text:style-name="P30">[Credits]: Hover – We’ll both get credits later, just some of your share is fine.</text:p>
      <text:p text:style-name="P31">[Don’t worry]: Hover – Don’t worry about it, I’m just happy to help Wylatt!</text:p>
      <text:p text:style-name="P32">[“Help”]: Hover – <text:span text:style-name="T10">Well… If you don’t mind… You’re really cute, maybe you can help me out here..?</text:span></text:p>
      <text:p text:style-name="P32"/>
      <text:p text:style-name="P33">Just watch:</text:p>
      <text:p text:style-name="P34">The femboy isn’t able to stabilise himself on the wobbling ladder, and the package he was reaching for is the first to go. Next is the ladder taking Wylatt down with it. He lays down trapped under the ladder, and he turns to look at you, embarrased by the silly situation he’s found himself in.</text:p>
      <text:p text:style-name="P34"/>
      <text:p text:style-name="P34">“Ah… {playerName}, do you mind giving me a hand here?”</text:p>
      <text:p text:style-name="P34"/>
      <text:p text:style-name="P34">You take the ladder off of him, and pull the boy to his feet. He smiles bashfully, thankful for the assistance. You let him know you’re sorry for startling him.</text:p>
      <text:p text:style-name="P34"/>
      <text:p text:style-name="P34">“Ah.. T..thank you. It’s no trouble, this dodgy thing really needs to be replaced. But… Still, thank you for helping me up! If you could take that box out to Wyrld… It’d be really appreciated.”<text:line-break/><text:line-break/>He picks up the box that fell on the floor, handing it to you.</text:p>
      <text:p text:style-name="P35">[Next: <text:span text:style-name="T12">Not Caught</text:span>]</text:p>
      <text:p text:style-name="P34"/>
      <text:p text:style-name="P36"><text:span text:style-name="T13">Credits</text:span>: </text:p>
      <text:p text:style-name="P36">“You want half?!”</text:p>
      <text:p text:style-name="P36"/>
      <text:p text:style-name="P36">The pale femboy’s eyes widen, taken aback by your request.<text:line-break/><text:line-break/>“I don’t want to come off rude.. But that’s a little steep don’t you think? How about.. 20%?”<text:line-break/><text:line-break/>Given you did help but didn’t do half his job, you reason that’s fair, a greedy smirk on your lip.<text:line-break/><text:line-break/>“Well.. Thank you anyways. I do appreciate it. You should probably take this package out to Wyrld, I’m sure she’s looking for it.”</text:p>
      <text:p text:style-name="P37">[Next: Not Caught]</text:p>
      <text:p text:style-name="P38">Don’t worry:</text:p>
      <text:p text:style-name="P36">“Ah, but… Surely there’s something you’d like?”<text:line-break/><text:line-break/>Wylatt is a little confused by your response, but a slight smirk crawls up his lip.</text:p>
      <text:p text:style-name="P36"/>
      <text:p text:style-name="P36">“Well, you did help me so… I’ll find a way to pay you back! Meet me at the Gym later, and I’ll have something prepared for you okay?”<text:line-break/><text:line-break/>You don’t know what he has planned for you, but judging by his excitement you can only hope it’s within his already limited budged. Before you get to respond, he cuts in with a request for you.</text:p>
      <text:p text:style-name="P36"/>
      <text:p text:style-name="P36">“Oh! Don’t go leaving without this. Kinda… The whole reason I ended up there. Heh..”<text:line-break/><text:line-break/>He awkwardly picks up the box and hands it to you <text:span text:style-name="T14">leaving you to carry the rather heavy cardboard out to the main floor.</text:span></text:p>
      <text:p text:style-name="P37">[Next: Not Caught]</text:p>
      <text:p text:style-name="P36"/>
      <text:p text:style-name="P39">“Help”:</text:p>
      <text:p text:style-name="P40">Wylatt’s deep blue eyes widen, cheeks flushed with embarrasment. He eyes up your {playerStature} figure, narrowing eagerly as they wonder over your hips before returning his gaze back to yours. It’s hard not to feel a little objectified, but it’s not like you didn’t ask for it.<text:line-break/><text:line-break/>“I… I can probabaly help you out with that. We’ll have to be quick though, Wyrld might get mad if we waste too much time.”</text:p>
      <text:p text:style-name="P40"/>
      <text:p text:style-name="P40">A mix of desire and nerves twist his face a little, biting his lower lip as he struggles to keep eye contact.<text:line-break/><text:line-break/>“So…. How are we gonna do this, {playerName}?</text:p>
      <text:p text:style-name="P40"/>
      <text:p text:style-name="P41">++ 50 Lust</text:p>
      <text:p text:style-name="P40"/>
      <text:p text:style-name="P40"><text:span text:style-name="T9">[Recieve Head]: Hover – Have the cutie get on his knees and pay you back with a little lovin’?</text:span><text:line-break/><text:span text:style-name="T4">[Recieve Cunnilingus]: Hover – Put that slutty little boy’s tongue to work!</text:span></text:p>
      <text:p text:style-name="P42">[Give Head]: Hover – A strange way to have someone “help” you… But even cock-hungry sluts like you need a little love.</text:p>
      <text:p text:style-name="P43">[Anal]: Hover – That ass is too cute to pass up… Surely you’ll be quick enough before Wyrld notices right?</text:p>
      <text:p text:style-name="P44">[Never mind…]: Hover – You can always call this favour in another time.</text:p>
      <text:p text:style-name="P44"/>
      <text:p text:style-name="P45"/>
      <text:p text:style-name="P46">Recieve Head:</text:p>
      <text:p text:style-name="P47">Candidly you ask if he’s okay with getting on his knees and putting his mouth to work. If Wylatt were blushing before, his cheeks are positively glowing now at being asked so directly. Timidly nodding his head, he takes you by the hand guiding you further into the back of the storage room behind some roughly stacked shelves. Once you’ve gathered at least a modicum of privacy, <text:span text:style-name="T15">the tall femboy is quick to get on his knees and pull down your {playerLegs} – revealing your {playerDickSize} <text:s/>{if playerDickSize &lt;= 5 inches, “</text:span><text:span text:style-name="T16">prick </text:span><text:span text:style-name="T15">into the air, slowly hardening and twitching under his impatient stare.” else “</text:span><text:span text:style-name="T16">prick </text:span><text:span text:style-name="T15">into the air, </text:span><text:span text:style-name="T16">the weight of your girth laying plainly on his cheek as it twitches and swells against his cheek.”</text:span><text:span text:style-name="T15">} </text:span><text:span text:style-name="T16">Seeing Wylatt kneel before you, desperate for your length is surely a sight to see, a complete change of character from his normally plain and put together persona.</text:span></text:p>
      <text:p text:style-name="P47"/>
      <text:p text:style-name="P48">Still, it’s best not to keep Wyrld or… More importantly Wylatt Waiting. Your hand finds the back of his head as you help guide him to your tip, where he promptly presses his lips against you – a gentle kiss massaging your glans before wrapping his lips around you and inch by inch, descending down your {if playerGender == “Girl” then, “femicile.” if playerGender == “Boy” then, “manhood”. Else, “length”}. His slow, careful descent sends a pleasurable shiver down your spine, if you weren’t already at full mast, you certainly are now as you stretch out this eager little slut’s throat. His eyes lock up with yours as he begins to pull up from your shaft, but hand on his head your quick to guide him back down when he reaches your tip – giving a rhythm to your ordeal.</text:p>
      <text:p text:style-name="P48"/>
      <text:p text:style-name="P48">You begin to buck your hips, catching his head with both hands now – practically using his head as a pretty sleeve for your member… Wylatt’s body responds to you taking charge – you can see him leaking through his tight jeans below, something as simple as this bringing him close before you are. Every thrust that brings a new dribble of pre is quickly swallowed by your desperate new toy. He grabs onto your hips, in part for stability but also to try to pull you in deeper down his throat. <text:span text:style-name="T17">Despite his eagerness, you maintain your pace – after all this is meant to be for your pleasure not his. Wylatt tries his best to not make much noise, as do you, but he can’t help but let out soft, adorable sounding moans that echo out around your cock and through the room. The sloppy, wet sounds of your rutt along with your own groans join the salacious chorus as you begin to ramp up the intensity…</text:span></text:p>
      <text:p text:style-name="P48"/>
      <text:p text:style-name="P41">Faster…. More… Again.. Again.. Again….</text:p>
      <text:p text:style-name="P41"/>
      <text:p text:style-name="P41">Your mind begins to go hazy, addled with pleasure. Seems Wylatt isn’t a stranger to bringing people to the edge like this, and there’s no way you’ll be able to hold out forever. You feel a familiar sensation building up in your loins, your hips moving to their own rhythm as you feverishly fuck his face senseless. You feel your prick pulsing closer and closer to the edge, and before you quite manage to finish you hear a cry echo out from Wylatt, eyes tearing up as he begins to spill in his jeans. White fluids begin seeping through his denim, and between the sight of him struggling to keep himself together and the building tension within you – your body finally releases all it’s pent up stress deep inside his throat.<text:line-break/><text:line-break/>You hold him down, fingers ruffling through his hair as you let out ropes of thick alabastor cum deep within Wylatt as he does his best to swallow each spurt as you pour it down his throat. Each time practically massages your member, coaxing out more with each gulp – you feel like <text:span text:style-name="T18">the little succubus is about to suck you dry! It takes close to a minute before you finally settle down enough inside him to slowly pull your cock out – leaving a shining bead of saliva, pre and cum trailing from his tongue to your tip. His eyes lock up with yours, unable to look away as he pants… Slowly coming to his senses.</text:span></text:p>
      <text:p text:style-name="P41"/>
      <text:p text:style-name="P49"><text:soft-page-break/>You don’t have time to bask in the after-glow with him though, and you begin to hear footsteps coming towards the storage bay door. <text:span text:style-name="T18">You know you’re going to have to buy Wylatt some time, so you quickly tuck yourself away back into your {playerLegs} and begin to scramble for the box. Just in time too, as you open the door just before Wyrld can – greeting you in the doorway with a smile.<text:line-break/><text:line-break/>“Hi there sugar, everything all good back here? Y’all been gone a while now and I was worried one of you two got hurt.”<text:line-break/><text:line-break/>You tell her that you’re both fine, and show the box that Wylatt retrieved for you earlier – telling her that he’s just looking for one more before trying to walk out the door.</text:span></text:p>
      <text:p text:style-name="P49"/>
      <text:p text:style-name="P49">“<text:span text:style-name="T18">Ah! I’ve been lookin’ for that darling. You’re both so sweet helping me out like this, you’ve no idea how much I adore you two~.”<text:line-break/><text:line-break/>She turns around, letting you follow her out the door – you only hope that Wylatt is able to clean up before your next needed.</text:span></text:p>
      <text:p text:style-name="P50"/>
      <text:p text:style-name="P51">[Next: <text:span text:style-name="T12">Not Caught</text:span>]</text:p>
      <text:p text:style-name="P50"/>
      <text:p text:style-name="P52">Recieve Cunnilingus:</text:p>
      <text:p text:style-name="P53">Candidly you ask if he’s okay with getting on his knees and putting his <text:span text:style-name="T19">tongue</text:span> to work. If Wylatt were blushing before, his cheeks are positively glowing now at being asked so directly. Timidly nodding his head, he takes you by the hand guiding you further into the back of the storage room behind some roughly stacked shelves. <text:span text:style-name="T20">Having found a little cover, you carefully lower your your {playerLegs} down to your knees and rest your palm on the back of Wylatts pretty little head. His hair is soft in your fingers, his shy gaze almost too adorable not to make a mess of. Your fingers dig into his luscious blond locks as you pull him into your vulva – already a little a little slick against his lips.</text:span></text:p>
      <text:p text:style-name="P53"/>
      <text:p text:style-name="P54">Obediently and eagerly, <text:span text:style-name="T21">he begins to trace his tongue along the folds of your quim. He’s careful and tentative, but leaving no inch uncovered as he explores you – carefully watching for your reactions. Your body quivers, letting out a light gasp as his soft tongue grazes over you. Savouring your reaction, he’s in no rush to push you further… Taking his time and kissing over your arousal – lapping up at your lust until he finds his way up to that sensitive little nup – flicking his surprisingly dexterous tongue over it.</text:span></text:p>
      <text:p text:style-name="P54"/>
      <text:p text:style-name="P55">Seeing you shiver, he begins to tease around that sensitive spot – eyes locked with yours. He’s cute and sweet, but with a grip around his hair you push him down against your clit forcing him to change his pace – suckling eagerly at your tender flesh. A loud, satisfied sigh echoes from the room as you revel in his service… Looking down a little further you see him tented up in his jeans – pre beginning to soak through the denim fabric. “<text:span text:style-name="T22">Poor thing likes being used like a toy huh?” you muse out loud… It’s hard to tell, but you swear you saw the denim on his jeans twitch as just from that idle teasing.</text:span></text:p>
      <text:p text:style-name="P55"/>
      <text:p text:style-name="P56">With a wide grin your other hand reaches for his head – fingernails digging in and taking grip as you hold him still. “Hold still, tongue out.” You bark assertively, and he listens to the letter – giving you the perfect surface to grind your hips against. You’re able to find all your favourite spots he’d been teasing out from you earlier, and forcing him in a little further – taking his tongue past your walls as you let out a breathy <text:span text:style-name="T23">sigh of satisfaction</text:span>.</text:p>
      <text:p text:style-name="P56"/>
      <text:p text:style-name="P56"/>
      <text:p text:style-name="P57"><text:span text:style-name="T23">Harder and deeper than before, you grind against this</text:span> <text:span text:style-name="T23">needy little boy-slut, his shy moans echoing out between the slick sounds of his eager lapping. Instinct takes over, and you pick up the pace, feeling that tension inside you building as you grind against him over and over again.. Getting rougher with every buck of the hip. Your poor little toy is shaking, cheeks red and looks like you might be taking his breath away with how rough you’re pressing into him… But your climax comes before any damage can be done. You hold him still, a primal gasp of pleasure </text:span><text:span text:style-name="T24">as your tongue lulls out of it’s cavity. You cling on tightly, toes curling and eyes rolling back as you shake. Your whole body flooding with a feeling of euphoria. It takes you a while to catch your breath – letting go of Wylatts soft locks… He takes a moment to catch his breath too.</text:span></text:p>
      <text:p text:style-name="P56"/>
      <text:p text:style-name="P58">Thankfully you’re both just in time, you hear footsteps coming closer to the storage bay door – and scramble to get your {playerLegs} up and in order. It’s hard to pick up the package and make for the door while your legs are so weak and shakey but you somehow manage to push through it and open the door just as she does, box in hand. <text:span text:style-name="T25">The door shunts open, Wyrld greeting you with a warm bubbly smile.</text:span></text:p>
      <text:p text:style-name="P58"/>
      <text:p text:style-name="P59">“Hi there sugar, everything all good back here? Y’all been gone a while now and I was worried one of you two got hurt.”<text:line-break/><text:line-break/>You tell her that you’re both fine, and show the box that Wylatt retrieved for you earlier – telling her that he’s just looking for one more before trying to walk out the door.</text:p>
      <text:p text:style-name="P60"/>
      <text:p text:style-name="P60">“<text:span text:style-name="T18">Ah! I’ve been lookin’ for that darling. You’re both so sweet helping me out like this, you’ve no idea how much I adore you two~.”<text:line-break/><text:line-break/>She turns around, letting you follow her out the door – you only hope that Wylatt is able to clean up before your next needed.</text:span></text:p>
      <text:p text:style-name="P58"/>
      <text:p text:style-name="P61">[Next: <text:span text:style-name="T12">Not Caught</text:span>]</text:p>
      <text:p text:style-name="P62"/>
      <text:p text:style-name="P63">Give Head:</text:p>
      <text:p text:style-name="P64">You ask if he doesn’t mind you getting a taste of him instead, and his eyes widen in surprise. <text:line-break/><text:line-break/>“Well.. I was planning on helping <text:span text:style-name="T26">you </text:span><text:span text:style-name="T27">out but you won’t hear me complaining {playerName}~”<text:line-break/><text:line-break/>He grabs your hand, leading you behind a couple shelves stacked with cardboard boxes for a little more privacy. There’s a smug grin on the blonde boy’s face as he backs up against the shelf, unbuckling the fly of his jeans exposing his light blue briefs beneath. It gives you time to slowly position yourself beneath him, getting on your knees and holding onto his hips. </text:span><text:span text:style-name="T28">You feel his hands slowly finding their way to your head, guiding you towards his bulge – pressing the soft fabric of his briefs aganst your cheek. You feel him pulsing against you, the scent of his pre hitting your nose as it begins to leak through.</text:span></text:p>
      <text:p text:style-name="P65"/>
      <text:p text:style-name="P66">You grow impatient as you feel your arousal begin to spike, slowly pulling down the briefs of the slowly hardening cutie in front of you until you release his manhood from it’s confines. It’s bigger than you’d expect, <text:span text:style-name="T29">weightely slapping against your face as it’s freed from its tight cloth prison. Eager as you are, the blond beauty towering over you takes his time – smothering your face with his member and grinding against your cheeks leaving pre stains all over you and marking you with his scent.</text:span></text:p>
      <text:p text:style-name="P66"/>
      <text:p text:style-name="P66">“<text:span text:style-name="T29">You really are cute down there {playerName}~ I wish I could enjoy this moment for longer!”</text:span></text:p>
      <text:p text:style-name="P67">His other hand reaches your head, taking a good grip of you as he begins to force his member past your lips. Your tongue cushions his descent down your throat, inch by inch working its way inside of you. For such a bottom heavy guy, he sure isn’t lacking in the size department – his girth stretching your throat leaving a noticeable bulge in its wake. <text:span text:style-name="T30">You struggle to breathe accomodating his immense size, eyes watering as he pushes you to your limits… But he’s not done with you yet. Slowly bucking his hips, he begins to fuck your throat – soft, satisfied moans echo out from Wylatt each time he presses into you.<text:line-break/><text:line-break/>“O-oh- {playerName}. You make such a cute toy down there~”<text:line-break/><text:line-break/>And he’s not wrong – your hands grip at his hips, the sounds of your strained moans mixing with the wet sounds of his lust finding it’s way the warmth of your gullet echo through the room. </text:span><text:span text:style-name="T31">The taste of his pre is salty on your tongue, the flavour and scent of his sex overwhelming your senses as your cheeks begin to flush. Your body feels as if it’s in heat, and you find yourself bobbing your head in time with his thrusts, pulling him in deeper and encouraging him to press into you deeper and faster. He obliges, getting into a rhythm as he picks up his pace, saliva and pre coating his shaft and dripping down your chin and to the floor.</text:span></text:p>
      <text:p text:style-name="P68"/>
      <text:p text:style-name="P68">“<text:span text:style-name="T31">Hff.. Hold on, I’m gonna have to go a little faster! Wouldn’t want Wyrld to catch us… Would you?”</text:span></text:p>
      <text:p text:style-name="P68"/>
      <text:p text:style-name="P69">The longer he uses you the more your mind hazes over with lust, eager to receive his zealous ferver. You should be scared of getting caught and maybe to some degree you are, but your body’s temperature rises as your arousal in your {playerLegs} becomes much harder to obscure as he teases you. His thrusting is quick and irratic now as he gets closer and closer – you feel him twitching inside you and you know he’s not far off.</text:p>
      <text:p text:style-name="P69"/>
      <text:p text:style-name="P69">“Ah, h..hold still.”<text:line-break/><text:line-break/>He doesn’t give you much of a choice as he holds you down to his base one last time, grinding in as deep as he can inside you and releasing rope after rope of sticky fluids down your throat painting it white with his seed. With no other choice you’re forced to swallow, taking every drop as it fills you up… <text:span text:style-name="T32">Seems Wylatt needed the release more than you do with how much cum he pours down past your lips. After what feels like minutes, he slowly pulls out </text:span><text:span text:style-name="T33">of you with a popping sound as you’re finally released from your role as onahole. It takes you some time to get your breath as he zips himself up. You both hear footsteps heading towards the storage bay door, and Wylatt being upright and not entirely out of breath rushes towards the door and greets Wyrld just as she’s about to open it.</text:span></text:p>
      <text:p text:style-name="P69"/>
      <text:p text:style-name="P69">“<text:span text:style-name="T33">Oh! Hi there Wylatt~ I was just wondering if you and {playerName} were okay? I’m runnin’ out of stock to unpack out here y’know!”<text:line-break/><text:line-break/>Wylatt laughs, a little awkwardly as he tries to come up with an excuse to save you both.<text:line-break/><text:line-break/>“We’re okay in here Wyrld! Just a package at the far back I need help getting, has the gear for the display cabinet. We’ll just be another minute!”<text:line-break/><text:line-break/>Wyrld looks at him, frowning a little as if she doesn’t believe a word, but still she doesn’t push the situation any further before turning her bubbly butt around and heading back out to the main floor. Wylatt comes picks up the box, coming over to you as you finally catch your breath and pick yourself back up.</text:span></text:p>
      <text:p text:style-name="P70">“<text:span text:style-name="T33">I hope you enjoyed our little ah.. ‘side quest’! I know I did… But seriously, she’ll be expecting you out there soon and I have a lot to organise back here too!”<text:line-break/><text:line-break/>He helps you to your feet, handing over the box of good Wyrld was looking for to you, smiling and waving you off as you head on out to the main floor – package in hand.</text:span></text:p>
      <text:p text:style-name="P71">[Next: <text:span text:style-name="T12">Not Caught</text:span>]</text:p>
      <text:p text:style-name="P72"/>
      <text:p text:style-name="P73">Anal:</text:p>
      <text:p text:style-name="P74">Your eyes fixate on those curvy hips of his, unable to escape their temptation you tell him that you’re gonna need a little more privacy for what you have in mind. Wylatt smiles, nodding as he takes your hand in his own, find a nice spot at the back of the storage bay behind some shelves. You tell him exactly what you have in mind, that you want him to face the wall, ass out and hold still. He blinks, surprised by how forward you are, but complies nonetheless.</text:p>
      <text:p text:style-name="P74"><text:line-break/>“Y..You sure that Wyrld won’t <text:span text:style-name="T34">catch us?”<text:line-break/><text:line-break/>He’s more shy than normal, but you assure him that you’ll be okay – as long as he’s quiet enough. By the time you manage to undo his jeans and pull them down he’s already at full mast, seems the cute little butt slutt likes a little risk. Pulling away the denim fabric reveals a gorgeous view for you to get your hands on. His ass ripples as your palms connect with his soft and cushy behind, fingers digging into that plush rear massaging your obedient little ‘helper’, earning a shy whimper for your efforts. You lean in close, drooling saliva over his tight pucker before rubbing over it with your thumb – getting him ready for what’s to come. His body shivers at your touch ready for more as his hips sway tantalizingly in front of you.</text:span></text:p>
      <text:p text:style-name="P74"/>
      <text:p text:style-name="P75">You’re quick to lower your {playerLegs} and release your own hardening member placing it right between those lushious cheeks of his, rubbing up against him as you savour every moment you have with this perfect peach. It takes no time at all before your fully erect against him, and if you were determined enough you’re sure you could finish just from being caught by his plush backside but that’s not enough. You tease his hole with your tip, dripping a little more spittle down to his tight entrance and then slowly inching your way inside. It’s tight and warm as you expect, but he stretches to accommodate you rather easily and you’re able to push all the way to your base in the first thrust. You smirk, giving his ass a playful smack before taunting him for being such a practised little butt slut.</text:p>
      <text:p text:style-name="P75"/>
      <text:p text:style-name="P75">“I… It’s not what it looks like! We always have had toys around the house so… It’s only natural I have some practise!”<text:line-break/><text:line-break/>You chuckle at his earnest plea, lucky for you there’s no need to hold back. You begin to pick up a slow rhythm, grabbing his hips to help you grind against his pleasure button. <text:span text:style-name="T35">Slow and deep thrusts earn a simply priceless moan from Wylatt each an every time, and if you push hard enough you can see him struggle to not cry out. The feeling of his tight walls wrapping around you is heavenly, and you can’t help but let out a breathy, pleasurable sigh too. The rhythm of your rutt begins to hasten as you feel yourself getting closer to the brink, a familiar feeling of tension building deep inside of you as your mind hazes over and instinct takes the wheel. You give into your senses, the wet sounds of your combined lust echo loudly out into the storage bay as your hips move with a primal sense to breed this subby twink until he can’t walk.</text:span></text:p>
      <text:p text:style-name="P75"/>
      <text:p text:style-name="P76"/>
      <text:p text:style-name="P77">Your slutty little boy toy seems just as zealous as you, pushing back against each thrust as his body trembles… Within moments he’s already finished, unleashing a torrent of viscous fluid onto the floor and wall as you continue to rail against his voluptous ass over and over again. It’s not long before that tension is too much for you too, and you grip his hips tight and pull him close for one last thrust – releasing all that pent up lust and tension deep inside Wylatt… <text:line-break/><text:line-break/>“What’s going on back here?”</text:p>
      <text:p text:style-name="P76"/>
      <text:p text:style-name="P76">You hear wyrld’s voice, more stern that you’re used to – but it’s already too late. She catches you but you can’t just pull now… Not until you’re finished ‘finishing’ at least! You try to apologise, but it’s hard to get the words out having just climaxed in her son’s backside. The look of dire embarrasment somehow taking over the cock-hungry haze from before on Wylatt’s face. The slime girl bursts out laughing at you two, shaking her head and halting your apology.</text:p>
      <text:p text:style-name="P76"><text:line-break/>“Oh no!! Don’t worry, I… I’m just surprised you two didn’t get up to this sooner! Today is a big day you two so please… If y’all don’t mind can you clean up and be ready in 5 minutes? We still need to open th’ store!”<text:line-break/><text:line-break/>You nod, a little relieved she wasn’t as mad as you thought she’d be and slowly pull out of Wylatt as she turns and heads back out to the main floor. Cum spills out onto the floor of the storage bay… You do have a bit of a mess to attend to – and an exhausted femboy on the floor to boot.</text:p>
      <text:p text:style-name="P76"/>
      <text:p text:style-name="P76">Spending a little time, you manage to clean up yourself, the cutie on the floor and any fluids you left behind with some of the cloths and wipes lying around in the stock boxes before discarding them. You check in on Wylatt, asking if he’s okay.</text:p>
      <text:p text:style-name="P76"><text:line-break/>“Yeah, I’m okay {playerName}… Perhaps a little embarrased but otherwise doing *very* well. Just.. Give me a few minutes to get my bearings and I’ll get back to sorting. If you can, you should take the box I was grabbing earlier out to Wyrld, I’m sure she’ll appreciate you being proactive.”<text:line-break/><text:line-break/>You laugh a little, knowing that you’ll probably have to work extra hard to make it up to her and thank Wylatt for the good time. You pick up the box after all is said and done and head on out to the main floor…</text:p>
      <text:p text:style-name="P78">[Next: <text:span text:style-name="T12">Caught</text:span>]</text:p>
      <text:p text:style-name="P76"/>
      <text:p text:style-name="P79">Never mind…:</text:p>
      <text:p text:style-name="P80">You realise he’s probably right, and despite your blood pumping you decide it’s best if you don’t try anything now. He nods in agreement, giving you a polite smile.<text:line-break/><text:line-break/>“<text:span text:style-name="T36">That’s okay {playerName}, maybe next time? Oh actually, I know another way I can pay you back! Meet me at the Gym after work, I’ll have something prepared for you then~”<text:line-break/><text:line-break/>His smile twists from polite to coy as he counters your offer. You let him know you’ll think about it.<text:line-break/><text:line-break/>“Well don’t think too long now, wouldn’t wanna miss this – honest! W-wait. We’re almost forgetting, you have to take that box out to Wyrld. I still gotta do some sorting here, but I’ll catch up with you all later.”<text:line-break/><text:line-break/>With a quick nod, you turn and pick up the box, making your way towards the door leading to the main floor.</text:span></text:p>
      <text:p text:style-name="P81">[Next: <text:span text:style-name="T12">Not caught</text:span>]</text:p>
      <text:p text:style-name="P82">Not Caught:</text:p>
      <text:p text:style-name="P83">Box in hand, you walk on out into the main room and meet up with Wyrld. She’s opened a large glass container that sits by the main desk. The blue slyme girl turns as you approach you, happy to see what you’re holding.<text:line-break/><text:line-break/>“Ah! Thank y’ there darlin’! This is what’s gonna catch people’s eye~”<text:line-break/><text:line-break/>She opens the box as you hold it, taking out what looks to be some kind of chastity cage, although you’re not sure how the lock operates. She places it in the center of the display, carefully although you doubt the reinforced glass of the display, or the metal of the cage would get damaged given how heavy duty it they both are.</text:p>
      <text:p text:style-name="P83"/>
      <text:p text:style-name="P83">You ask her why it’s not just going on the main shelves.<text:line-break/><text:line-break/>“Well, y’see this cage is quite special! It charges based off of the heat of your environment and body temperature, so it never needs to be recharged no matter what naughty boy is locked away in one of these. A very rare battery type, along with state of the art software that allows to lock, shock and stimulate at the touch of a button!”<text:line-break/><text:line-break/>She gestures to the omni-<text:span text:style-name="T37">pad on her wrist, touching on the screen emphatically as the bubbly girl expresses why her prized product is so special. You look a little puzzled at the device still, and she assures you.</text:span></text:p>
      <text:p text:style-name="P83"/>
      <text:p text:style-name="P83">“<text:span text:style-name="T37">Don’t worry {playerName}, I wouldn’t put you in one of these unless you asked~”<text:line-break/><text:line-break/>You shiver at the thought.</text:span></text:p>
      <text:p text:style-name="P83"/>
      <text:p text:style-name="P84">She takes 2 more of those out of the box, neatly lining them up in the display before locking it, and tasks you to head back to the storage bay, looks like today you’ll be setting up instead of opening but you don’t mind. With a pep in your step, you head back on into the storage bay and get back to work.</text:p>
      <text:p text:style-name="P84">[Next]</text:p>
      <text:p text:style-name="P85"/>
      <text:p text:style-name="P85"/>
      <text:p text:style-name="P86">Caught:</text:p>
      <text:p text:style-name="P87">You enter the store, a little shaky on your legs as you carry <text:span text:style-name="T38">the box she was looking for into the main floor and meet up with Wyrld – she turns to meet you with a knowing, smug look on her face.<text:line-break/><text:line-break/>“Sooo, you think he’s pretty cute huh? No shame darli</text:span><text:span text:style-name="T39">n’, I raised a pretty handsome boy!”<text:line-break/><text:line-break/>She teases you as she opens up the box you carried in, you’re too embarrased to really make eye contact. Wyrlds blue hands take </text:span><text:span text:style-name="T40">out what looks to be some kind of chastity cage, although you’re not sure how the lock operates. She places it in the center of the display, carefully although you doubt the reinforced glass of the display, or the metal of the cage would get damaged given how heavy duty it they both are.</text:span></text:p>
      <text:p text:style-name="P88"/>
      <text:p text:style-name="Standard"><text:span text:style-name="T41">You ask her why it’s not just going on the main shelves.<text:line-break/><text:line-break/>“Well, y’see this cage is quite special! It charges based off of the heat of your environment and body temperature, so it never needs to be recharged no matter what naughty boy is locked away in one of these. A very rare battery type, along with state of the art software that allows to lock, shock and stimulate at the touch of a button!”<text:line-break/></text:span><text:soft-page-break/><text:span text:style-name="T41"><text:line-break/>She gestures to the omni-</text:span><text:span text:style-name="T42">pad on her wrist, touching on the screen emphatically as the bubbly girl expresses why her prized product is so special. You look a little puzzled at the device still, and she assures you.</text:span></text:p>
      <text:p text:style-name="P88"/>
      <text:p text:style-name="P88">“<text:span text:style-name="T37">Don’t worry {playerName}, I wouldn’t put you in </text:span><text:span text:style-name="T43">one of these – though I’m sure you’d rather see Wylatt begging for release instead huh?</text:span><text:span text:style-name="T37">”<text:line-break/><text:line-break/>You </text:span><text:span text:style-name="T43">shiver at the thought, it’s hard to escape her relentless teasing but you suppose it’s only fair for being ‘distracted’ on the job.</text:span></text:p>
      <text:p text:style-name="P88"/>
      <text:p text:style-name="P87">She takes 2 more of those out of the box, neatly lining them up in the display before locking it, and tasks you to head back to the storage bay, looks like today you’ll be setting up instead of opening but you don’t mind. With a pep in your step, you head back on into the storage bay and get back to work.</text:p>
      <text:p text:style-name="P89">[Next]</text:p>
      <text:p text:style-name="P90"/>
      <text:p text:style-name="P91">Several hours pass as you set up the store, everything neatly cleaned and placed right where it belongs. The shelves are lined with plenty of beads, plugs, dildo’s and other toys. The display cabinet on the left of the desk has 3 neatly displayed <text:span text:style-name="T44">high-tech cages coming in 3 colours – sleek white and black polymer casings and a stainless steel cage in the middle as its centerpieces. The display cabinet to the right of the desk contains rare aphrodisiacs and other chemical enhancements that catch your eye, you’re sure if you ask Wyrld about them she’d spill into one of her passionate monologues.</text:span></text:p>
      <text:p text:style-name="P91"/>
      <text:p text:style-name="P92">The desk itself is relatively bare on the top, with a small digital screen acting as a register and payment point, with other essentials for managing the store being hidden in compartments underneath the cashier end of the desk. It took hours to move the shelves on the floor around, and set up all the producs, make sure everything was pristine and free of dust… But with the look on the absolutely ecstatic Slyme girl’s face you can’t help but feel like you’ve done something good today. <text:line-break/><text:line-break/>Wylatt steps out of the storage bay, sweat beading down his pale forehead from all the lifting and organising he’s done on the backend of the shop.</text:p>
      <text:p text:style-name="P92"/>
      <text:p text:style-name="P92">“All done back there, and based off of pre-renovation numbers we’ll have enough stock for at least a month.”<text:line-break/><text:line-break/>Wyrld’s giggle is almost too pure and excitable for someone running a store like this, but the bubbly creature doesn’t seem to have a care in the world despite this moment – she gathers you both and pulls you along with Wylatt into a big hug! Her body is soft and squishy, providing enough cushioning that the tightness of the hug doesn’t feel like it’s going to crush you and Wylatt into a pulp. Not the kind of strength you’d expect from a Slyme. She let’s you both go before beginning to open up.</text:p>
      <text:p text:style-name="P92"/>
      <text:p text:style-name="P92">“Y’all have really done me a HUGE favour today, but as agreed it’s not without compensation! On a normal work day like this’n there’d still be a few hours left, but this is an important occasion y’hear! So please, take this and go have fun the rest of the day young’ns, tomorrow we open and I’d love if y’ could both be there to help then too… No pressure ‘course!”<text:line-break/><text:line-break/>Wyrld taps her omni pad a few times, and with a beep, your bank account gets a little fuller.</text:p>
      <text:p text:style-name="P92"/>
      <text:p text:style-name="P92">[+1000 Credits]</text:p>
      <text:p text:style-name="P93">Wyrld smiles and pats you on the shoulder, also thankful for helping them out - but turns to his Mom as he speaks.</text:p>
      <text:p text:style-name="P94"/>
      <text:p text:style-name="P94">“Of course Mom, you can count on me for sure! But I’m sure you already knew that~”<text:line-break/><text:line-break/>You let Wyrld know that you’ll help out when you can too, and she thanks you both once again.</text:p>
      <text:p text:style-name="P94"/>
      <text:p text:style-name="P94">“Now, enough dilly dallying, there’s still daylight! Go enjoy your days and be home by nightfall ‘kay? I got some calls to make still so I’ll be here if y’ need anything, ‘kay cuties?”<text:line-break/><text:line-break/>You both nod, waving her off. Wylatt heads for the door first,<text:line-break/><text:line-break/>“I’ll be at the Gym if you need me okay, {playerName}? See you both later!”<text:line-break/><text:line-break/>You give him a wave… But what will you do now?</text:p>
      <text:p text:style-name="P94"/>
      <text:p text:style-name="P94">[Wyrld]: Hover – Ask the Slyme girl some questions</text:p>
      <text:p text:style-name="P94">[Wylatt]: Hover – “Hey, wait up! Let’s go together!”</text:p>
      <text:p text:style-name="P94">[Explore]: Hover – This will open up the map so you can explore the c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6:25:25.676373474</meta:creation-date>
    <dc:date>2026-05-01T14:30:58.012374932</dc:date>
    <meta:editing-duration>PT8H44M8S</meta:editing-duration>
    <meta:editing-cycles>31</meta:editing-cycles>
    <meta:generator>LibreOffice/25.8.6.2$Linux_X86_64 LibreOffice_project/88069fac6043c7b6e761a49b8d5046c99f4d3400</meta:generator>
    <meta:document-statistic meta:table-count="0" meta:image-count="0" meta:object-count="0" meta:page-count="14" meta:paragraph-count="137" meta:word-count="7151" meta:character-count="38606" meta:non-whitespace-character-count="31457"/>
  </office:meta>
</office:document-meta>
</file>